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A000000241C45ED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incho" svg:font-family="Mincho" style:font-pitch="variable"/>
    <style:font-face style:name="Tahoma" svg:font-family="Tahoma" style:font-pitch="variable"/>
    <style:font-face style:name="Verdana" svg:font-family="Verdana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819cm" style:rel-width="100%" table:align="center" style:shadow="#808080 0.18cm 0.18cm"/>
    </style:style>
    <style:style style:name="Tabla1.A" style:family="table-column">
      <style:table-column-properties style:column-width="16.819cm" style:rel-column-width="9637*"/>
    </style:style>
    <style:style style:name="Tabla1.A1" style:family="table-cell">
      <style:table-cell-properties fo:background-color="#ffffcc" fo:padding="0.25cm" fo:border="0.035cm solid #b3b300">
        <style:background-image/>
      </style:table-cell-properties>
    </style:style>
    <style:style style:name="Tabla2" style:family="table">
      <style:table-properties style:width="16.819cm" style:rel-width="100%" table:align="center" style:shadow="#808080 0.18cm 0.18cm"/>
    </style:style>
    <style:style style:name="Tabla2.A" style:family="table-column">
      <style:table-column-properties style:column-width="16.819cm" style:rel-column-width="9637*"/>
    </style:style>
    <style:style style:name="Tabla2.A1" style:family="table-cell">
      <style:table-cell-properties fo:background-color="#ffffcc" fo:padding="0.25cm" fo:border="0.035cm solid #b3b300">
        <style:background-image/>
      </style:table-cell-properties>
    </style:style>
    <style:style style:name="Tabla3" style:family="table">
      <style:table-properties style:width="16.819cm" style:rel-width="100%" table:align="center" style:shadow="#808080 0.18cm 0.18cm"/>
    </style:style>
    <style:style style:name="Tabla3.A" style:family="table-column">
      <style:table-column-properties style:column-width="16.819cm" style:rel-column-width="9637*"/>
    </style:style>
    <style:style style:name="Tabla3.A1" style:family="table-cell">
      <style:table-cell-properties fo:background-color="#ffffcc" fo:padding="0.25cm" fo:border="0.035cm solid #b3b300">
        <style:background-image/>
      </style:table-cell-properties>
    </style:style>
    <style:style style:name="Tabla4" style:family="table">
      <style:table-properties style:width="15.118cm" style:rel-width="90%" table:align="center" style:shadow="#808080 0.18cm 0.18cm"/>
    </style:style>
    <style:style style:name="Tabla4.A" style:family="table-column">
      <style:table-column-properties style:column-width="15.118cm" style:rel-column-width="8673*"/>
    </style:style>
    <style:style style:name="Tabla4.A1" style:family="table-cell">
      <style:table-cell-properties fo:background-color="#e6e6ff" fo:padding="0.25cm" fo:border="0.035cm solid #000080">
        <style:background-image/>
      </style:table-cell-properties>
    </style:style>
    <style:style style:name="P1" style:family="paragraph" style:parent-style-name="Text_20_body">
      <style:text-properties fo:color="#ff0000"/>
    </style:style>
    <style:style style:name="P2" style:family="paragraph" style:parent-style-name="List_20_1" style:list-style-name="L1">
      <style:text-properties fo:font-weight="bold" style:font-weight-asian="bold" style:font-weight-complex="bold"/>
    </style:style>
    <style:style style:name="P3" style:family="paragraph" style:parent-style-name="List_20_1" style:list-style-name="L3">
      <style:text-properties fo:font-weight="bold" style:font-weight-asian="bold" style:font-weight-complex="bold"/>
    </style:style>
    <style:style style:name="P4" style:family="paragraph" style:parent-style-name="List_20_1" style:list-style-name="L4">
      <style:text-properties fo:font-weight="bold" style:font-weight-asian="bold" style:font-weight-complex="bold"/>
    </style:style>
    <style:style style:name="P5" style:family="paragraph" style:parent-style-name="List_20_1" style:list-style-name="L5">
      <style:text-properties fo:font-weight="bold" style:font-weight-asian="bold" style:font-weight-complex="bold"/>
    </style:style>
    <style:style style:name="P6" style:family="paragraph" style:parent-style-name="List_20_1" style:list-style-name="L6">
      <style:text-properties fo:font-weight="bold" style:font-weight-asian="bold" style:font-weight-complex="bold"/>
    </style:style>
    <style:style style:name="P7" style:family="paragraph" style:parent-style-name="List_20_1" style:list-style-name="L7"/>
    <style:style style:name="P8" style:family="paragraph" style:parent-style-name="List_20_2" style:list-style-name="L2"/>
    <style:style style:name="P9" style:family="paragraph" style:parent-style-name="List_20_2" style:list-style-name="L6"/>
    <style:style style:name="T1" style:family="text">
      <style:text-properties fo:language="es" fo:country="ES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jercicio 3</text:h>
      <text:p text:style-name="Text_20_body">Estudia las explicaciones sobre fondo amarillo y realiza el ejercicio final en el recuadro azul.</text:p>
      <text:h text:style-name="Heading_20_2" text:outline-level="2">Teoría: Cómo seleccionar</text:h>
      <table:table table:name="Tabla1" table:style-name="Tabla1">
        <table:table-column table:style-name="Tabla1.A"/>
        <table:table-row>
          <table:table-cell table:style-name="Tabla1.A1" office:value-type="string">
            <text:list xml:id="list2567447570991191281" text:style-name="L1">
              <text:list-item>
                <text:p text:style-name="P2">Con el ratón:</text:p>
              </text:list-item>
            </text:list>
            <text:list xml:id="list2464726979212916555" text:style-name="L2">
              <text:list-item>
                <text:p text:style-name="P8"><text:span text:style-name="T1">Sitúa</text:span> el puntero del ratón en el punto de inicio de la selección, pulsa el botón izquierdo, desplaza el puntero hasta la posición final y <text:span text:style-name="T2">suelta</text:span> el botón.</text:p>
              </text:list-item>
              <text:list-item>
                <text:p text:style-name="P8">Haz doble clic sobre una palabra para seleccionarla.</text:p>
              </text:list-item>
              <text:list-item>
                <text:p text:style-name="P8">Haz tres clics rápidos sobre una frase para seleccionarla.</text:p>
              </text:list-item>
              <text:list-item>
                <text:p text:style-name="P8">Haz cuatro clics para seleccionar un párrafo.</text:p>
              </text:list-item>
              <text:list-item>
                <text:p text:style-name="P8">Para seleccionar texto no consecutivo: una vez hecha la primera selección pulsa la tecla control y, sin soltarla, haz la siguiente selección.</text:p>
              </text:list-item>
            </text:list>
            <text:list xml:id="list7362107555490858043" text:style-name="L3">
              <text:list-item>
                <text:p text:style-name="P3">Con el teclado:</text:p>
              </text:list-item>
            </text:list>
            <text:list xml:id="list29378215" text:continue-list="list2464726979212916555" text:style-name="L2">
              <text:list-item text:start-value="1">
                <text:p text:style-name="P8">Usa las teclas de dirección (las flechas, la tecla <text:span text:style-name="User_20_Entry"><text:span text:style-name="T3">Inicio</text:span></text:span> y la tecla <text:span text:style-name="User_20_Entry"><text:span text:style-name="T3">Fin</text:span></text:span>) para situar el cursor en el punto de inicio de la selección, pulsa la tecla <text:span text:style-name="User_20_Entry"><text:span text:style-name="T3">Mayúsculas</text:span></text:span> y, sin soltarla, vuelve a desplazar el cursor con las teclas de dirección hasta la posición final. También se pueden usar estas teclas para extender o reducir una selección previa.</text:p>
              </text:list-item>
              <text:list-item>
                <text:p text:style-name="P8">Pulsa las teclas <text:span text:style-name="User_20_Entry"><text:span text:style-name="T3">Ctrl+E</text:span></text:span> para seleccionar todo el documento.</text:p>
              </text:list-item>
            </text:list>
            <text:list xml:id="list6613300389833504538" text:style-name="L4">
              <text:list-item>
                <text:p text:style-name="P4">Con el menú:</text:p>
              </text:list-item>
            </text:list>
            <text:list xml:id="list29370346" text:continue-list="list29378215" text:style-name="L2">
              <text:list-item text:start-value="1">
                <text:p text:style-name="P8">Usa la opción <text:span text:style-name="User_20_Entry"><text:span text:style-name="T3">Seleccionar todo</text:span></text:span> del menú <text:span text:style-name="User_20_Entry"><text:span text:style-name="T3">Editar</text:span></text:span> para seleccionar todo el documento.</text:p>
              </text:list-item>
            </text:list>
          </table:table-cell>
        </table:table-row>
      </table:table>
      <text:h text:style-name="Heading_20_2" text:outline-level="2">Teoría: Cómo borrar</text:h>
      <table:table table:name="Tabla2" table:style-name="Tabla2">
        <table:table-column table:style-name="Tabla2.A"/>
        <table:table-row>
          <table:table-cell table:style-name="Tabla2.A1" office:value-type="string">
            <text:list xml:id="list6489553404846465206" text:style-name="L5">
              <text:list-item>
                <text:p text:style-name="P5">Sin selección:</text:p>
              </text:list-item>
            </text:list>
            <text:list xml:id="list6991151820559319735" text:style-name="L6">
              <text:list-item>
                <text:p text:style-name="P9">Usa la tecla <text:span text:style-name="User_20_Entry"><text:span text:style-name="T3">Supr</text:span></text:span> para borrar el carácter que está a la derecha del cursor.</text:p>
              </text:list-item>
              <text:list-item>
                <text:p text:style-name="P9">Usa la tecla <text:span text:style-name="User_20_Entry"><text:span text:style-name="T3">Retroceso</text:span></text:span> para borrar el carácter que está a la izquierda del cursor.</text:p>
              </text:list-item>
              <text:list-item>
                <text:p text:style-name="P6">Con selección:</text:p>
              </text:list-item>
              <text:list-item>
                <text:p text:style-name="P9">Usa cualquiera de los dos teclas para borrar el texto seleccionado.</text:p>
              </text:list-item>
            </text:list>
          </table:table-cell>
        </table:table-row>
      </table:table>
      <text:h text:style-name="Heading_20_2" text:outline-level="2">Teoría: Cómo deshacer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Text_20_body">Esta función sirve para deshacer la operación inmediatamente anterior; si la ejecutamos dos o más veces consecutivas, desharemos las dos o más operaciones previas. Hay tres formas de invocarla:</text:p>
            <text:list xml:id="list5769582168237912603" text:style-name="L7">
              <text:list-item>
                <text:p text:style-name="P7">Pulsando el botón <text:span text:style-name="User_20_Entry"><text:span text:style-name="T3">Deshacer</text:span></text:span> <draw:frame draw:style-name="fr1" draw:name="gráficos1" text:anchor-type="as-char" svg:width="2.805cm" svg:height="0.953cm" draw:z-index="0"><draw:image xlink:href="Pictures/100000000000006A000000241C45ED8A.png" xlink:type="simple" xlink:show="embed" xlink:actuate="onLoad"/></draw:frame> de la barra de herramientas.</text:p>
              </text:list-item>
              <text:list-item>
                <text:p text:style-name="P7">Mediante la opción <text:span text:style-name="User_20_Entry"><text:span text:style-name="T3">Deshacer</text:span></text:span> del menú <text:span text:style-name="User_20_Entry"><text:span text:style-name="T3">Editar</text:span></text:span>.</text:p>
              </text:list-item>
              <text:list-item>
                <text:p text:style-name="P7">Pulsando la combinación de teclas <text:span text:style-name="User_20_Entry"><text:span text:style-name="T3">Ctrl+</text:span></text:span><text:span text:style-name="User_20_Entry"><text:span text:style-name="User_20_Entry"><text:span text:style-name="T3">Z</text:span></text:span></text:span>.</text:p>
              </text:list-item>
            </text:list>
          </table:table-cell>
        </table:table-row>
      </table:table>
      <text:h text:style-name="Heading_20_2" text:outline-level="2"><text:soft-page-break/>Aplicación práctica</text:h>
      <text:p text:style-name="Text_20_body">Para practicar lo anterior, borra todo el texto en rojo en el recuadro siguiente. Si te equivocas, usa la función <text:span text:style-name="T4">deshacer</text:span>. Borra también los espacios y saltos de línea duplicados que puedan aparecer al borrar el texto en rojo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ext_20_body">A principios del siglo XIX, el inglés Charles Babbage se adelantó a su época al diseñar la máquina <text:span text:style-name="T5">máquina</text:span> diferencial <text:span text:style-name="T5">y</text:span> y la máquina analítica, primeras computadoras mecánicas que, sin em<text:span text:style-name="T5">m</text:span>bargo, no <text:span text:style-name="T5">no</text:span> fueron <text:span text:style-name="T5">fueron</text:span> construidas en vida del científico.</text:p>
            <text:p text:style-name="Text_20_body">Hasta 1991 no se construyó su máquina analítica, que se programó <text:span text:style-name="T5">Hasta 1991 no se construyó su máquina analítica, que se programó</text:span> mediante fichas perforadas, gracias a la idea de la condesa <text:span text:style-name="T5">Ada Lovelace</text:span> Ada Lovelace (hija de Lord Byron y colaboradora con Babbage) <text:span text:style-name="T5">que</text:span> sugirió el uso tarjetas <text:span text:style-name="T5">de</text:span> manera repe<text:span text:style-name="T5">pe</text:span>tida con un <text:span text:style-name="T5">propósito</text:span> sim<text:span text:style-name="T5">m</text:span>ilar al que tienen las subrutinas de hoy en día. Ada Lovelace está considerada como <text:span text:style-name="T5">que sugirió el uso tarjetas de manera repetida con un propósito similar al que tienen las subrutinas de hoy en día. Ada Lovelace está considerada como</text:span> la primera programadora de la historia.</text:p>
            <text:p text:style-name="P1">la primera programadora de la historia.</text:p>
            <text:p text:style-name="Text_20_body">A principios de los años 40, Howard H. Aiken, de la Universidad <text:span text:style-name="T5">Universidad</text:span> de Harvard, construyó <text:span text:style-name="T5">el primer ordenador moderno</text:span> el primer ordenador moderno, Mark I<text:span text:style-name="T5">I</text:span>, que funcionaba con relés, se programaba con <text:span text:style-name="T5">interruptores</text:span> interruptores y leía los datos de cintas de papel perforado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incho" svg:font-family="Mincho" style:font-pitch="variable"/>
    <style:font-face style:name="Tahoma" svg:font-family="Tahoma" style:font-pitch="variable"/>
    <style:font-face style:name="Verdana" svg:font-family="Verdana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fo:orphans="2" fo:widows="2" style:page-number="auto" fo:background-color="transparent">
        <style:tab-stops/>
        <style:background-image/>
      </style:paragraph-properties>
      <style:text-properties style:font-name="Verdana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621cm" fo:margin-bottom="0.409cm" fo:text-align="center" style:justify-single-word="false" fo:background-color="#e6e6e6" fo:padding="0.199cm" fo:border-left="none" fo:border-right="none" fo:border-top="0.035cm solid #800000" fo:border-bottom="0.035cm solid #800000">
        <style:background-image/>
      </style:paragraph-properties>
      <style:text-properties fo:font-variant="small-caps" fo:color="#800000" fo:font-size="130%" fo:letter-spacing="0.071cm" fo:font-weight="bold" style:font-size-asian="115%" style:font-weight-asian="bold" style:font-size-complex="115%" style:font-weight-complex="bold" style:font-relief="embosse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List_20_1" style:display-name="List 1" style:family="paragraph" style:parent-style-name="List" style:class="list">
      <style:paragraph-properties loext:contextual-spacing="false" fo:margin-left="0.499cm" fo:margin-right="0cm" fo:margin-top="0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cm" fo:margin-right="0cm" fo:margin-top="0cm" fo:margin-bottom="0.212cm" fo:text-indent="-0.499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ejercicio" style:display-name="Texto ejercicio" style:family="paragraph" style:parent-style-name="Text_20_body" style:class="text" style:master-page-name="">
      <style:paragraph-properties fo:margin-left="1cm" fo:margin-right="1cm" fo:text-indent="0cm" style:auto-text-indent="false" style:page-number="auto" fo:background-color="#e6e6ff" fo:padding="0.25cm" fo:border="0.035cm solid #000080" style:shadow="#808080 0.18cm 0.18cm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fo:color="#2323dc" style:font-name="Courier New" fo:font-size="12pt" fo:font-weight="bold" style:font-name-asian="Courier New" style:font-name-complex="Courier New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Ejercicio" style:family="graphic">
      <style:graphic-properties svg:width="15cm" fo:min-height="0.9cm" text:anchor-type="as-char" svg:x="0.998cm" svg:y="-6.763cm" fo:margin-left="0.201cm" fo:margin-right="0.201cm" fo:margin-top="0.201cm" fo:margin-bottom="0.201cm" style:protect="none" style:vertical-pos="top" style:vertical-rel="baseline" style:horizontal-pos="center" style:horizontal-rel="paragraph" fo:background-color="#e6e6ff" style:background-transparency="0%" fo:padding="0.25cm" fo:border="0.088cm solid #280099" style:shadow="#808080 0.18cm 0.18cm">
        <style:background-image/>
        <style:columns fo:column-count="1" fo:column-gap="0cm"/>
      </style:graphic-properties>
    </style:style>
    <style:style style:name="Explicaciones" style:family="graphic">
      <style:graphic-properties svg:width="17cm" fo:min-height="2.602cm" text:anchor-type="as-char" svg:x="-0.002cm" svg:y="-5.625cm" fo:margin-left="0cm" fo:margin-right="0cm" fo:margin-top="0.201cm" fo:margin-bottom="0.201cm" style:protect="none" style:wrap="parallel" style:number-wrapped-paragraphs="no-limit" style:wrap-contour="false" style:vertical-pos="top" style:vertical-rel="baseline" style:horizontal-pos="center" style:horizontal-rel="paragraph" fo:background-color="#ffffcc" style:background-transparency="0%" fo:padding="0.25cm" fo:border="0.088cm solid #b3b300" style:shadow="#808080 0.18cm 0.18cm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4-04-11T12:55:07</meta:creation-date>
    <dc:date>2004-04-13T21:11:59</dc:date>
    <dc:language>es-ES</dc:language>
    <meta:editing-cycles>0</meta:editing-cycles>
    <meta:editing-duration>PT0S</meta:editing-duration>
    <meta:document-statistic meta:table-count="4" meta:image-count="1" meta:object-count="0" meta:page-count="2" meta:paragraph-count="31" meta:word-count="539" meta:character-count="3176"/>
    <meta:user-defined meta:name="Info 1"/>
    <meta:user-defined meta:name="Info 2"/>
    <meta:user-defined meta:name="Info 3"/>
    <meta:user-defined meta:name="Info 4"/>
  </office:meta>
</office:document-meta>
</file>